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84df" officeooo:paragraph-rsid="000884df"/>
    </style:style>
    <style:style style:name="P2" style:family="paragraph" style:parent-style-name="Standard">
      <style:text-properties style:font-name="Liberation Serif" fo:font-size="18pt" fo:font-weight="bold" officeooo:rsid="000884df" officeooo:paragraph-rsid="000884df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0990ae" officeooo:paragraph-rsid="000990ae"/>
    </style:style>
    <style:style style:name="P4" style:family="paragraph" style:parent-style-name="Standard">
      <style:text-properties officeooo:rsid="000b9549" officeooo:paragraph-rsid="000b9549"/>
    </style:style>
    <style:style style:name="P5" style:family="paragraph" style:parent-style-name="Standard">
      <style:text-properties fo:font-size="18pt" fo:font-weight="bold" officeooo:rsid="000b9549" officeooo:paragraph-rsid="000b9549" style:font-size-asian="18pt" style:font-weight-asian="bold" style:font-size-complex="18pt" style:font-weight-complex="bold"/>
    </style:style>
    <style:style style:name="P6" style:family="paragraph" style:parent-style-name="Standard">
      <style:text-properties officeooo:rsid="000bdf0b" officeooo:paragraph-rsid="000bdf0b"/>
    </style:style>
    <style:style style:name="P7" style:family="paragraph" style:parent-style-name="Standard">
      <style:text-properties officeooo:rsid="000d9182" officeooo:paragraph-rsid="000d9182"/>
    </style:style>
    <style:style style:name="P8" style:family="paragraph" style:parent-style-name="Text_20_body">
      <style:text-properties officeooo:rsid="000990ae" officeooo:paragraph-rsid="000990ae"/>
    </style:style>
    <style:style style:name="P9" style:family="paragraph" style:parent-style-name="Preformatted_20_Text">
      <style:text-properties officeooo:rsid="000b9549" officeooo:paragraph-rsid="000b9549"/>
    </style:style>
    <style:style style:name="P10" style:family="paragraph" style:parent-style-name="Preformatted_20_Text">
      <style:paragraph-properties fo:margin-top="0cm" fo:margin-bottom="0.499cm" loext:contextual-spacing="false"/>
    </style:style>
    <style:style style:name="P11" style:family="paragraph" style:parent-style-name="Standard">
      <style:text-properties style:font-name="Liberation Serif" fo:font-size="18pt" fo:font-weight="bold" officeooo:rsid="000f72ed" officeooo:paragraph-rsid="000f72ed" style:font-size-asian="18pt" style:font-weight-asian="bold" style:font-size-complex="18pt" style:font-weight-complex="bold"/>
    </style:style>
    <style:style style:name="P12" style:family="paragraph" style:parent-style-name="Standard">
      <style:text-properties style:font-name="Liberation Serif" fo:font-size="18pt" fo:font-weight="bold" officeooo:rsid="0012029c" officeooo:paragraph-rsid="0012029c" style:font-size-asian="18pt" style:font-weight-asian="bold" style:font-size-complex="18pt" style:font-weight-complex="bold"/>
    </style:style>
    <style:style style:name="P13" style:family="paragraph" style:parent-style-name="Standard">
      <style:text-properties style:font-name="Liberation Serif" fo:font-size="12pt" fo:font-weight="normal" officeooo:rsid="000f72ed" officeooo:paragraph-rsid="000f72ed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12029c" officeooo:paragraph-rsid="0012029c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3pt" fo:font-weight="normal" officeooo:rsid="0012029c" officeooo:paragraph-rsid="0012029c" style:font-size-asian="11.3500003814697pt" style:font-weight-asian="normal" style:font-size-complex="13pt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officeooo:rsid="000a16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T ENVIROMENT</text:p>
      <text:p text:style-name="P1"/>
      <text:p text:style-name="P1">Node Js</text:p>
      <text:p text:style-name="P1">Npm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oft-page-break/>Introdução</text:p>
      <text:p text:style-name="P15"/>
      <text:p text:style-name="P14">Este tutorial ensina a instalação do NodeJs. Você precisará ter o curl instalado para baixar os pacotes do NodeJs. Junto com o NodeJs você terá também o npm e o python 2.7.</text:p>
      <text:p text:style-name="P11"/>
      <text:p text:style-name="P11">Pré requisitos</text:p>
      <text:p text:style-name="P11"/>
      <text:p text:style-name="P11">curl</text:p>
      <text:p text:style-name="P13">Para instalar o curl use o comando:</text:p>
      <text:p text:style-name="P13"/>
      <text:p text:style-name="P13">sudo apt install curl</text:p>
      <text:p text:style-name="P13"/>
      <text:p text:style-name="P2">Instalando o Node Js</text:p>
      <text:p text:style-name="P1"/>
      <text:p text:style-name="P1"/>
      <text:p text:style-name="P3">Entre no site <text:a xlink:type="simple" xlink:href="https://nodejs.org/" text:style-name="Internet_20_link" text:visited-style-name="Visited_20_Internet_20_Link">https://nodejs.org</text:a> clique na guia downloads. Na parte inferior da ágina procure o link <text:span text:style-name="T1">Installing Node.js via package maanager</text:span>. Existem versões para diversas distros linux. Mass, messe tutorial instalaremos a versão para o Ubuntu. O link direto no github é <text:a xlink:type="simple" xlink:href="https://github.com/nodesource/distributions/blob/master/README.md" text:style-name="Internet_20_link" text:visited-style-name="Visited_20_Internet_20_Link">https://github.com/nodesource/distributions/blob/master/README.md</text:a>. Nessa página é mostrado os comandos de instalação que são <text:span text:style-name="T2">para a versão 10</text:span>:</text:p>
      <text:p text:style-name="P3"/>
      <text:p text:style-name="P8"><text:span text:style-name="Strong_20_Emphasis">Node.js v10.x</text:span>:</text:p>
      <text:p text:style-name="Preformatted_20_Text"># Using Ubuntu</text:p>
      <text:p text:style-name="Preformatted_20_Text">curl -sL https://deb.nodesource.com/setup_10.x | sudo -E bash -</text:p>
      <text:p text:style-name="Preformatted_20_Text">sudo apt-get install -y nodejs</text:p>
      <text:p text:style-name="Preformatted_20_Text"/>
      <text:p text:style-name="Preformatted_20_Text"># Using Debian, as root</text:p>
      <text:p text:style-name="Preformatted_20_Text">curl -sL https://deb.nodesource.com/setup_10.x | bash -</text:p>
      <text:p text:style-name="P10">apt-get install -y nodejs</text:p>
      <text:p text:style-name="P6">Para compilar e instalar addons nativos você precisará do build tools que pode ser instalado com o comando a seguir:</text:p>
      <text:p text:style-name="P6">apt-get install -y build-essencial</text:p>
      <text:p text:style-name="P6"/>
      <text:p text:style-name="P7">para verificar se a instalação foi bem sucedida você pode usar os comandos:</text:p>
      <text:p text:style-name="P7"/>
      <text:p text:style-name="P7">node -v</text:p>
      <text:p text:style-name="P7">npm -v</text:p>
      <text:p text:style-name="P6"><text:s/></text:p>
      <text:p text:style-name="P3"/>
      <text:p text:style-name="P5">Atualizando o Node</text:p>
      <text:p text:style-name="P4"/>
      <text:p text:style-name="P4">Para atualizar os pacotes do node você pode usar os seguintes comandos:</text:p>
      <text:p text:style-name="P4"/>
      <text:p text:style-name="P9">sudo apt-get update</text:p>
      <text:p text:style-name="P10">sudo apt-get install nodejs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00:06:46.214120280</meta:creation-date>
    <dc:date>2019-05-11T19:25:37.346680209</dc:date>
    <meta:editing-duration>PT22M56S</meta:editing-duration>
    <meta:editing-cycles>9</meta:editing-cycles>
    <meta:generator>LibreOffice/6.2.2.2$Linux_X86_64 LibreOffice_project/20$Build-2</meta:generator>
    <meta:document-statistic meta:table-count="0" meta:image-count="0" meta:object-count="0" meta:page-count="2" meta:paragraph-count="28" meta:word-count="209" meta:character-count="1311" meta:non-whitespace-character-count="1128"/>
  </office:meta>
</office:document-meta>
</file>